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0.961cm" fo:break-before="auto" style:use-optimal-row-height="true"/>
    </style:style>
    <style:style style:name="ro25" style:family="table-row">
      <style:table-row-properties style:row-height="0.623cm" fo:break-before="auto" style:use-optimal-row-height="true"/>
    </style:style>
    <style:style style:name="ro26" style:family="table-row">
      <style:table-row-properties style:row-height="0.792cm" fo:break-before="auto" style:use-optimal-row-height="true"/>
    </style:style>
    <style:style style:name="ro27"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8"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9" style:family="table-cell" style:parent-style-name="Default">
      <style:table-cell-properties fo:wrap-option="no-wrap"/>
    </style:style>
    <style:style style:name="ce20"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1" style:family="table-cell" style:parent-style-name="Default" style:data-style-name="N112">
      <style:table-cell-properties fo:background-color="#ffff99"/>
      <style:text-properties fo:font-size="14pt" style:font-size-asian="14pt" style:font-size-complex="14pt"/>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3"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3"/>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1"/>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7" office:value-type="string">
            <text:p>https://eco.mtk.nao.ac.jp/cgi-bin/koyomi/skymap.cgi</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7" office:value-type="string">
            <text:p><text:a xlink:href="https://www.astroarts.co.jp/alacarte/kiso/kiso02-j.shtml">https://www.astroarts.co.jp/alacarte/kiso/kiso02-j.shtml</text:a> 天球と座標系</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7" office:value-type="string">
            <text:p>https://www.city.kawasaki.jp/170/page/0000136635.html</text:p>
          </table:table-cell>
          <table:table-cell table:style-name="Default" office:value-type="string">
            <text:p>diary_20220208_122422[kakusaiR2].ods</text:p>
          </table:table-cell>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8" office:value-type="string">
            <text:p>https://www.pref.kanagawa.jp/documents/12041/geppou_r4_1.pdf</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8" office:value-type="string">
            <text:p>https://www.sportsphysiouk.co.uk/2017/09/07/cpd-forearm-wrist-hand/</text:p>
          </table:table-cell>
          <table:table-cell table:style-name="ce19"/>
          <table:table-cell table:style-name="ce18"/>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2"/>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2"/>
          <table:table-cell table:style-name="ce6" office:value-type="date" office:date-value="2022-02-15T14:04:30.74">
            <text:p>0215</text:p>
          </table:table-cell>
          <table:table-cell table:style-name="ce11" office:value-type="string">
            <text:p>p-1</text:p>
          </table:table-cell>
          <table:table-cell table:style-name="ce12"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소리내기. (2) 멜로디 연주, 없음.</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하지 않았다. (2) 시노피리 만 하자, 이후는.</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2"/>
          <table:table-cell table:style-name="ce6" office:value-type="date" office:date-value="2022-02-16T10:26:03.84">
            <text:p>0216</text:p>
          </table:table-cell>
          <table:table-cell table:style-name="ce11" office:value-type="string">
            <text:p>p-1</text:p>
          </table:table-cell>
          <table:table-cell table:style-name="ce12"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114">
            <text:p>114</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5">
            <text:p>115</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16">
            <text:p>116</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7">
            <text:p>117</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8">
            <text:p>118</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119">
            <text:p>119</text:p>
          </table:table-cell>
          <table:table-cell table:style-name="ce2"/>
          <table:table-cell table:style-name="ce6"/>
          <table:table-cell table:style-name="ce11" office:value-type="string">
            <text:p>v-1</text:p>
          </table:table-cell>
          <table:table-cell table:style-name="ce13"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18" office:value-type="string">
            <text:p>https://www.pref.kanagawa.jp/documents/12041/geppou_r4_1.pdf</text:p>
          </table:table-cell>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120">
            <text:p>120</text:p>
          </table:table-cell>
          <table:table-cell table:style-name="ce2"/>
          <table:table-cell table:style-name="ce6"/>
          <table:table-cell table:style-name="ce11" office:value-type="string">
            <text:p>s-1</text:p>
          </table:table-cell>
          <table:table-cell table:style-name="ce13"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18" office:value-type="string">
            <text:p>https://www.pref.kanagawa.jp/documents/12041/geppou_r4_1.pdf</text:p>
          </table:table-cell>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1">
            <text:p>121</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3">
            <text:p>123</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4">
            <text:p>124</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5">
            <text:p>125</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6">
            <text:p>126</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7">
            <text:p>127</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28">
            <text:p>128</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9">
            <text:p>129</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0">
            <text:p>130</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31">
            <text:p>131</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32">
            <text:p>132</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3">
            <text:p>133</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5">
            <text:p>135</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6">
            <text:p>136</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7">
            <text:p>137</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8">
            <text:p>138</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9">
            <text:p>139</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0">
            <text:p>140</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1">
            <text:p>141</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2">
            <text:p>142</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3">
            <text:p>143</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4">
            <text:p>144</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5">
            <text:p>14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6">
            <text:p>14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7">
            <text:p>14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8">
            <text:p>14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9">
            <text:p>14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0">
            <text:p>15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1">
            <text:p>15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2">
            <text:p>15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3">
            <text:p>15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4">
            <text:p>15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5">
            <text:p>15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6">
            <text:p>15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7">
            <text:p>15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8">
            <text:p>15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9">
            <text:p>15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0">
            <text:p>16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1">
            <text:p>16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2">
            <text:p>16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3">
            <text:p>16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4">
            <text:p>16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5">
            <text:p>16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6">
            <text:p>16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7">
            <text:p>16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8">
            <text:p>16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9">
            <text:p>16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0">
            <text:p>17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1">
            <text:p>17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2">
            <text:p>17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3">
            <text:p>17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4">
            <text:p>17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5">
            <text:p>17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6">
            <text:p>17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7">
            <text:p>17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8">
            <text:p>17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9">
            <text:p>17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0">
            <text:p>18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1">
            <text:p>18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2">
            <text:p>18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number-columns-repeated="2" office:value-type="string">
            <text:p>*</text:p>
          </table:table-cell>
          <table:table-cell table:style-name="ce7" table:formula="of:=NOW()" office:value-type="date" office:date-value="2022-02-16T13:52:09.9">
            <text:p>0216 <text:s/>1352</text:p>
          </table:table-cell>
          <table:table-cell table:number-columns-repeated="5" office:value-type="string">
            <text:p>*</text:p>
          </table:table-cell>
          <table:table-cell table:style-name="ce7" table:formula="of:=NOW()" office:value-type="date" office:date-value="2022-02-16T13:52:09.9">
            <text:p>0216 <text:s/>1352</text:p>
          </table:table-cell>
          <table:table-cell table:style-name="ce7" table:formula="of:=NOW()" office:value-type="date" office:date-value="2022-02-16T13:52:09.9">
            <text:p>0216 <text:s/>1352</text:p>
          </table:table-cell>
          <table:table-cell table:number-columns-repeated="2" table:style-name="ce7" office:value-type="string">
            <text:p>*</text:p>
          </table:table-cell>
          <table:table-cell table:style-name="ce7" table:formula="of:=NOW()" office:value-type="date" office:date-value="2022-02-16T13:52:09.9">
            <text:p>0216 <text:s/>1352</text:p>
          </table:table-cell>
          <table:table-cell table:style-name="ce7" office:value-type="string">
            <text:p>*</text:p>
          </table:table-cell>
          <table:table-cell table:number-columns-repeated="1010"/>
        </table:table-row>
        <table:table-row table:style-name="ro26">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1">
          <table:table-cell table:number-columns-repeated="3"/>
          <table:table-cell table:style-name="ce7" table:formula="of:=NOW()" office:value-type="date" office:date-value="2022-02-16T13:52:09.9">
            <text:p>0216 <text:s/>1352</text:p>
          </table:table-cell>
          <table:table-cell table:style-name="ce7" table:formula="of:=NOW()" office:value-type="date" office:date-value="2022-02-16T13:52:09.9">
            <text:p>0216 <text:s/>1352</text:p>
          </table:table-cell>
          <table:table-cell table:style-name="ce8" table:number-columns-repeated="2"/>
          <table:table-cell table:number-columns-repeated="5"/>
          <table:table-cell table:style-name="ce22"/>
          <table:table-cell table:number-columns-repeated="1011"/>
        </table:table-row>
        <table:table-row table:style-name="ro1">
          <table:table-cell/>
          <table:table-cell table:style-name="Default"/>
          <table:table-cell table:number-columns-repeated="10"/>
          <table:table-cell table:style-name="ce22"/>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2"/>
          <table:table-cell table:number-columns-repeated="1011"/>
        </table:table-row>
        <table:table-row table:style-name="ro1" table:number-rows-repeated="2">
          <table:table-cell table:number-columns-repeated="12"/>
          <table:table-cell table:style-name="ce22"/>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2"/>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2"/>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2"/>
          <table:table-cell table:number-columns-repeated="1011"/>
        </table:table-row>
        <table:table-row table:style-name="ro1">
          <table:table-cell table:number-columns-repeated="12"/>
          <table:table-cell table:style-name="ce22"/>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2"/>
          <table:table-cell table:number-columns-repeated="1011"/>
        </table:table-row>
        <table:table-row table:style-name="ro27">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number-rows-repeated="31">
          <table:table-cell table:number-columns-repeated="12"/>
          <table:table-cell table:style-name="ce22"/>
          <table:table-cell table:number-columns-repeated="1011"/>
        </table:table-row>
        <table:table-row table:style-name="ro1" table:number-rows-repeated="104834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6">2022/02/16</text:date>, <text:time>13:52: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6T13:52:09.04</dc:date>
    <dc:creator>iwabuchi ken</dc:creator>
    <meta:editing-duration>P13DT8H27M58S</meta:editing-duration>
    <meta:editing-cycles>1876</meta:editing-cycles>
    <meta:generator>OpenOffice/4.1.3$Win32 OpenOffice.org_project/413m1$Build-9783</meta:generator>
    <meta:document-statistic meta:table-count="1" meta:cell-count="771" meta:object-count="0"/>
  </office:meta>
</office:document-meta>
</file>